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18cm" svg:y1="28.656cm" svg:x2="0.977cm" svg:y2="0.936cm" svg:d="M1018 28656l-41-27720" svg:viewBox="0 0 42 27721">
          <text:p/>
        </draw:connector>
        <draw:connector draw:style-name="gr1" draw:text-style-name="P1" xml:id="id2" draw:id="id2" draw:layer="layout" draw:type="line" svg:x1="0.977cm" svg:y1="0.936cm" svg:x2="19.986cm" svg:y2="0.977cm" draw:start-shape="id1" draw:start-glue-point="3" svg:d="M977 936l19009 41" svg:viewBox="0 0 19010 42">
          <text:p/>
        </draw:connector>
        <draw:connector draw:style-name="gr1" draw:text-style-name="P1" xml:id="id3" draw:id="id3" draw:layer="layout" draw:type="line" svg:x1="19.986cm" svg:y1="0.977cm" svg:x2="19.986cm" svg:y2="28.656cm" draw:start-shape="id2" draw:start-glue-point="3" svg:d="M19986 977v27679" svg:viewBox="0 0 1 27680">
          <text:p/>
        </draw:connector>
        <draw:connector draw:style-name="gr1" draw:text-style-name="P1" draw:layer="layout" draw:type="line" svg:x1="1.018cm" svg:y1="28.656cm" svg:x2="8.955cm" svg:y2="28.738cm" draw:start-shape="id1" draw:start-glue-point="2" svg:d="M1018 28656l7937 82" svg:viewBox="0 0 7938 83">
          <text:p/>
        </draw:connector>
        <draw:connector draw:style-name="gr1" draw:text-style-name="P1" draw:layer="layout" draw:type="line" svg:x1="19.986cm" svg:y1="28.656cm" svg:x2="11.438cm" svg:y2="28.778cm" draw:start-shape="id3" draw:start-glue-point="3" svg:d="M19986 28656l-8548 122" svg:viewBox="0 0 8549 123">
          <text:p/>
        </draw:connector>
        <draw:connector draw:style-name="gr1" draw:text-style-name="P1" xml:id="id4" draw:id="id4" draw:layer="layout" draw:type="line" svg:x1="0.977cm" svg:y1="6.92cm" svg:x2="8.833cm" svg:y2="7.001cm" svg:d="M977 6920l7856 81" svg:viewBox="0 0 7857 82">
          <text:p/>
        </draw:connector>
        <draw:connector draw:style-name="gr1" draw:text-style-name="P1" draw:layer="layout" draw:type="line" svg:x1="19.986cm" svg:y1="6.96cm" svg:x2="11.357cm" svg:y2="6.96cm" svg:d="M19986 6960h-8629" svg:viewBox="0 0 8630 1">
          <text:p/>
        </draw:connector>
        <draw:connector draw:style-name="gr1" draw:text-style-name="P1" draw:layer="layout" draw:type="line" svg:x1="8.833cm" svg:y1="7.001cm" svg:x2="8.833cm" svg:y2="5.047cm" draw:start-shape="id4" draw:start-glue-point="3" svg:d="M8833 7001v-1954" svg:viewBox="0 0 1 1955">
          <text:p/>
        </draw:connector>
        <draw:connector draw:style-name="gr1" draw:text-style-name="P1" draw:layer="layout" draw:type="line" svg:x1="8.833cm" svg:y1="7.001cm" svg:x2="8.792cm" svg:y2="8.344cm" draw:start-shape="id4" draw:start-glue-point="3" svg:d="M8833 7001l-41 1343" svg:viewBox="0 0 42 1344">
          <text:p/>
        </draw:connector>
        <draw:connector draw:style-name="gr1" draw:text-style-name="P1" draw:layer="layout" draw:type="line" svg:x1="11.316cm" svg:y1="8.181cm" svg:x2="11.357cm" svg:y2="5.047cm" svg:d="M11316 8181l41-3134" svg:viewBox="0 0 42 3135">
          <text:p/>
        </draw:connector>
        <draw:custom-shape draw:style-name="gr2" draw:text-style-name="P1" draw:layer="layout" svg:width="0.9cm" svg:height="1.3cm" svg:x="1cm" svg:y="25.4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24.2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7.4cm">
          <text:p text:style-name="P1">0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6.2cm">
          <text:p text:style-name="P1">05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-8.304cm" svg:y1="16.974cm" svg:x2="-8.182cm" svg:y2="16.974cm" svg:d="M-8304 16974h122" svg:viewBox="0 0 123 1">
          <text:p/>
        </draw:connector>
        <draw:custom-shape draw:style-name="gr2" draw:text-style-name="P1" draw:layer="layout" svg:width="0.9cm" svg:height="1.3cm" svg:x="1cm" svg:y="10.1cm">
          <text:p text:style-name="P1">0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8.8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cm" svg:y="4.9cm">
          <text:p text:style-name="P1">0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1cm" svg:y="5.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cm" svg:y="1.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cm" svg:y="2.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9cm" svg:y="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9.9cm" svg:y="1cm">
          <text:p text:style-name="P1">14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717cm" svg:height="1.991cm" svg:x="7.383cm" svg:y="15.4cm">
          <draw:text-box>
            <text:p><text:span text:style-name="T1">Pel Com</text:span></text:p>
          </draw:text-box>
        </draw:frame>
        <draw:connector draw:style-name="gr1" draw:text-style-name="P1" draw:layer="layout" draw:type="line" svg:x1="8.996cm" svg:y1="29.674cm" svg:x2="8.996cm" svg:y2="26.987cm" svg:d="M8996 29674v-2687" svg:viewBox="0 0 1 2688">
          <text:p/>
        </draw:connector>
        <draw:connector draw:style-name="gr1" draw:text-style-name="P1" draw:layer="layout" draw:type="line" svg:x1="11.357cm" svg:y1="29.715cm" svg:x2="11.438cm" svg:y2="27.069cm" svg:d="M11357 29715l81-2646" svg:viewBox="0 0 82 26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0:53:48.112102785</meta:creation-date>
    <dc:date>2016-06-30T11:10:17.714516741</dc:date>
    <dc:creator>SD Canto</dc:creator>
    <meta:editing-duration>PT1M19S</meta:editing-duration>
    <meta:editing-cycles>1</meta:editing-cycles>
    <meta:generator>LibreOffice/4.2.8.2$Linux_x86 LibreOffice_project/420m0$Build-2</meta:generator>
    <meta:document-statistic meta:object-count="26"/>
  </office:meta>
</office:document-meta>
</file>